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2789f0" officeooo:paragraph-rsid="002789f0" style:font-size-asian="14pt" style:font-size-complex="14pt"/>
    </style:style>
    <style:style style:name="P3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2cdea2" style:font-size-asian="14pt" style:font-size-complex="14pt"/>
    </style:style>
    <style:style style:name="P4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34912d" style:font-size-asian="14pt" style:font-size-complex="14pt"/>
    </style:style>
    <style:style style:name="P5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2820b" style:font-size-asian="14pt" style:font-size-complex="14pt"/>
    </style:style>
    <style:style style:name="P6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rsid="0049e352" officeooo:paragraph-rsid="0049e352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49e352" style:font-size-asian="14pt" style:font-size-complex="14pt"/>
    </style:style>
    <style:style style:name="P8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1c3ee7" style:font-size-asian="14pt" style:font-size-complex="14pt"/>
    </style:style>
    <style:style style:name="P9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10" style:family="paragraph" style:parent-style-name="Text_20_body">
      <loext:graphic-properties draw:fill-hatch-name="hatch"/>
      <style:paragraph-properties fo:margin-top="0.101cm" fo:margin-bottom="0cm" style:contextual-spacing="false" fo:line-height="200%"/>
      <style:text-properties officeooo:paragraph-rsid="001c3ee7"/>
    </style:style>
    <style:style style:name="P11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officeooo:paragraph-rsid="002e001c"/>
    </style:style>
    <style:style style:name="P12" style:family="paragraph" style:parent-style-name="Text_20_body" style:list-style-name="L1">
      <loext:graphic-properties draw:fill-hatch-name="hatch"/>
      <style:paragraph-properties fo:margin-top="0cm" fo:margin-bottom="0cm" style:contextual-spacing="true" fo:line-height="100%"/>
      <style:text-properties fo:font-size="14pt" officeooo:rsid="004620ed" officeooo:paragraph-rsid="004756f8" style:font-size-asian="14pt" style:font-size-complex="14pt"/>
    </style:style>
    <style:style style:name="P13" style:family="paragraph" style:parent-style-name="Text_20_body" style:list-style-name="L1">
      <loext:graphic-properties draw:fill-hatch-name="hatch"/>
      <style:paragraph-properties fo:margin-top="0cm" fo:margin-bottom="0cm" style:contextual-spacing="true" fo:line-height="100%"/>
      <style:text-properties fo:font-size="14pt" officeooo:rsid="003dea23" officeooo:paragraph-rsid="004756f8" style:font-size-asian="14pt" style:font-size-complex="14pt"/>
    </style:style>
    <style:style style:name="P14" style:family="paragraph" style:parent-style-name="Text_20_body">
      <loext:graphic-properties draw:fill-hatch-name="hatch"/>
      <style:paragraph-properties fo:margin-top="0cm" fo:margin-bottom="0cm" style:contextual-spacing="true" fo:line-height="100%"/>
      <style:text-properties fo:font-size="14pt" officeooo:rsid="003dea23" officeooo:paragraph-rsid="0049e352" style:font-size-asian="14pt" style:font-size-complex="14pt"/>
    </style:style>
    <style:style style:name="P15" style:family="paragraph" style:parent-style-name="Text_20_body" style:list-style-name="L1">
      <loext:graphic-properties draw:fill-hatch-name="hatch"/>
      <style:paragraph-properties fo:margin-top="0cm" fo:margin-bottom="0cm" style:contextual-spacing="true" fo:line-height="100%"/>
      <style:text-properties fo:font-size="14pt" officeooo:rsid="0048a6a5" officeooo:paragraph-rsid="0048a6a5" style:font-size-asian="14pt" style:font-size-complex="14pt"/>
    </style:style>
    <style:style style:name="P16" style:family="paragraph" style:parent-style-name="Text_20_body" style:list-style-name="L1">
      <loext:graphic-properties draw:fill-hatch-name="hatch"/>
      <style:paragraph-properties fo:margin-top="0cm" fo:margin-bottom="0cm" style:contextual-spacing="true" fo:line-height="100%"/>
      <style:text-properties fo:font-size="14pt" officeooo:rsid="0028d6ad" officeooo:paragraph-rsid="0028d6ad" style:font-size-asian="14pt" style:font-size-complex="14pt"/>
    </style:style>
    <style:style style:name="P17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49e352" style:font-size-asian="14pt" style:font-size-complex="14pt"/>
    </style:style>
    <style:style style:name="P18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508847" style:font-size-asian="14pt" style:font-size-complex="14pt"/>
    </style:style>
    <style:style style:name="P19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526998" style:font-size-asian="14pt" style:font-size-complex="14pt"/>
    </style:style>
    <style:style style:name="P20" style:family="paragraph" style:parent-style-name="Text_20_body" style:list-style-name="L1">
      <loext:graphic-properties draw:fill-hatch-name="hatch"/>
      <style:paragraph-properties fo:margin-top="0cm" fo:margin-bottom="0cm" style:contextual-spacing="true" fo:line-height="100%"/>
      <style:text-properties fo:font-size="14pt" officeooo:rsid="00508847" officeooo:paragraph-rsid="00508847" style:font-size-asian="14pt" style:font-size-complex="14pt"/>
    </style:style>
    <style:style style:name="P21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e1355" style:font-size-asian="14pt" style:font-size-complex="14pt"/>
    </style:style>
    <style:style style:name="P22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53604b" officeooo:paragraph-rsid="0053604b" style:font-size-asian="14pt" style:font-size-complex="14pt"/>
    </style:style>
    <style:style style:name="P23" style:family="paragraph" style:parent-style-name="Text_20_body" style:master-page-name="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style:page-number="auto" fo:background-color="transparent"/>
      <style:text-properties fo:font-size="14pt" fo:font-style="italic" fo:font-weight="bold" officeooo:rsid="002789f0" officeooo:paragraph-rsid="004bd819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25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officeooo:paragraph-rsid="002e001c"/>
    </style:style>
    <style:style style:name="P26" style:family="paragraph" style:parent-style-name="Text_20_body" style:list-style-name="L2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T1" style:family="text">
      <style:text-properties officeooo:rsid="004637ed"/>
    </style:style>
    <style:style style:name="T2" style:family="text">
      <style:text-properties officeooo:rsid="003f303a"/>
    </style:style>
    <style:style style:name="T3" style:family="text">
      <style:text-properties officeooo:rsid="001c3ee7"/>
    </style:style>
    <style:style style:name="T4" style:family="text">
      <style:text-properties officeooo:rsid="0025b43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49e352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b437" style:font-weight-asian="bold" style:font-weight-complex="bold"/>
    </style:style>
    <style:style style:name="T10" style:family="text">
      <style:text-properties officeooo:rsid="002c8a67"/>
    </style:style>
    <style:style style:name="T11" style:family="text">
      <style:text-properties officeooo:rsid="002cdea2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officeooo:rsid="0032b6a9"/>
    </style:style>
    <style:style style:name="T15" style:family="text">
      <style:text-properties officeooo:rsid="0035852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a90dc"/>
    </style:style>
    <style:style style:name="T18" style:family="text">
      <style:text-properties officeooo:rsid="003ad9c3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fe488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0042820b"/>
    </style:style>
    <style:style style:name="T23" style:family="text">
      <style:text-properties officeooo:rsid="002862eb"/>
    </style:style>
    <style:style style:name="T24" style:family="text">
      <style:text-properties officeooo:rsid="0043e5b2"/>
    </style:style>
    <style:style style:name="T25" style:family="text">
      <style:text-properties officeooo:rsid="0048a6a5"/>
    </style:style>
    <style:style style:name="T26" style:family="text">
      <style:text-properties officeooo:rsid="004bd819"/>
    </style:style>
    <style:style style:name="T27" style:family="text">
      <style:text-properties officeooo:rsid="004ca047"/>
    </style:style>
    <style:style style:name="T28" style:family="text">
      <style:text-properties officeooo:rsid="004e1355"/>
    </style:style>
    <style:style style:name="T29" style:family="text">
      <style:text-properties officeooo:rsid="004fa240"/>
    </style:style>
    <style:style style:name="T30" style:family="text">
      <style:text-properties officeooo:rsid="00508847"/>
    </style:style>
    <style:style style:name="T31" style:family="text">
      <style:text-properties officeooo:rsid="00526998"/>
    </style:style>
    <style:style style:name="T32" style:family="text">
      <style:text-properties officeooo:rsid="005300f0"/>
    </style:style>
    <style:style style:name="T33" style:family="text">
      <style:text-properties officeooo:rsid="0053604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9">Call to Worship</text:span><text:span text:style-name="T4"> </text:span><text:span text:style-name="T32">Psalm 113</text:span><text:span text:style-name="T25"> </text:span><text:span text:style-name="T4">/ </text:span>Opening prayer (John A)</text:p>
      <text:p text:style-name="P7"><text:span text:style-name="T8">Praise: </text:span><text:span text:style-name="Emphasis"><text:span text:style-name="T16">Jesus Shall Reign</text:span></text:span></text:p>
      <text:p text:style-name="P18"><text:span text:style-name="Emphasis"><text:span text:style-name="T20">B</text:span></text:span><text:span text:style-name="Emphasis"><text:span text:style-name="T19">ible Reading:</text:span></text:span><text:span text:style-name="Emphasis"><text:span text:style-name="T8"> </text:span></text:span><text:span text:style-name="Emphasis"><text:span text:style-name="T21">Psalm 46 <text:s/>(Tim A)</text:span></text:span></text:p>
      <text:p text:style-name="P7"><text:span text:style-name="T8">Sunday School:</text:span><text:span text:style-name="T16"> (Mook L)</text:span></text:p>
      <text:p text:style-name="P6"><text:span text:style-name="Emphasis"><text:span text:style-name="T19">Praise:</text:span></text:span><text:span text:style-name="Emphasis"><text:span text:style-name="T21"> </text:span></text:span><text:span text:style-name="Emphasis"><text:span text:style-name="T6">A Mighty Fortress</text:span></text:span></text:p>
      <text:p text:style-name="P10"><text:span text:style-name="T13">Announcements</text:span><text:span text:style-name="T12"> (John A)</text:span></text:p>
      <text:list xml:id="list2276406367" text:style-name="L1">
        <text:list-item>
          <text:p text:style-name="P12">Community Groups – Study books available @ $15 in the <text:span text:style-name="T26">foyer</text:span></text:p>
        </text:list-item>
        <text:list-item>
          <text:p text:style-name="P13">Working Bee <text:span text:style-name="T30">yesterday</text:span></text:p>
        </text:list-item>
        <text:list-item>
          <text:p text:style-name="P15">Church Camp – registration forms soon</text:p>
        </text:list-item>
        <text:list-item>
          <text:p text:style-name="P15">Equip Women 24’s <text:span text:style-name="T5">Hope for the Weary</text:span> conference. See the newsletter</text:p>
        </text:list-item>
        <text:list-item>
          <text:p text:style-name="P16">Morning Tea and fellowship after the service</text:p>
        </text:list-item>
        <text:list-item>
          <text:p text:style-name="P20">Board of Management nominations confirmed by Session</text:p>
          <text:list>
            <text:list-item>
              <text:p text:style-name="P20">Gaye McKenzie</text:p>
            </text:list-item>
            <text:list-item>
              <text:p text:style-name="P20">Nathan Oakes</text:p>
            </text:list-item>
            <text:list-item>
              <text:p text:style-name="P20">Russell Edwards <text:s/>(prayer)</text:p>
            </text:list-item>
          </text:list>
        </text:list-item>
      </text:list>
      <text:p text:style-name="P14"/>
      <text:p text:style-name="P19"><text:span text:style-name="T8">Prayer for the church and the world:</text:span> <text:span text:style-name="T31">( Jan F)</text:span></text:p>
      <text:p text:style-name="P7"><text:span text:style-name="Emphasis"><text:span text:style-name="T20">B</text:span></text:span><text:span text:style-name="Emphasis"><text:span text:style-name="T19">ible Reading:</text:span></text:span><text:span text:style-name="Emphasis"><text:span text:style-name="T8"> </text:span></text:span><text:span text:style-name="Emphasis"><text:span text:style-name="T21">2 Kings 19 (Callum H)</text:span></text:span></text:p>
      <text:p text:style-name="P19"><text:span text:style-name="Emphasis"><text:span text:style-name="T19">Praise:</text:span></text:span><text:span text:style-name="Emphasis"><text:span text:style-name="T21"> </text:span></text:span><text:span text:style-name="Emphasis"><text:span text:style-name="T7">A Christian’s Daily Prayer</text:span></text:span><text:span text:style-name="Emphasis"><text:span text:style-name="T21"> (OFFERING)</text:span></text:span></text:p>
      <text:p text:style-name="P11"><text:span text:style-name="T13">Sermon:</text:span><text:span text:style-name="T12"> “PRAYING IN DESPERATE TIMES” (Mook L)</text:span></text:p>
      <text:p text:style-name="P8"><text:span text:style-name="T8">Praise:</text:span> <text:span text:style-name="T5">Your Will Be Done</text:span></text:p>
      <text:p text:style-name="P8"><text:span text:style-name="T8">Benediction</text:span> (<text:span text:style-name="T31">Mook L</text:span>)</text:p>
      <text:p text:style-name="P2">Opening Prayer (<text:span text:style-name="T32">Psalm 113 complete from Lectern Bible</text:span><text:span text:style-name="T10">)</text:span></text:p>
      <text:p text:style-name="P23"/>
      <text:p text:style-name="P3"><text:span text:style-name="T17">Heavenly </text:span>Father<text:span text:style-name="T14">,</text:span> we thank You <text:span text:style-name="T11">that </text:span><text:span text:style-name="T27">we </text:span><text:span text:style-name="T33">are here today to worship You, and give You praise</text:span><text:span text:style-name="T27">. We come </text:span><text:span text:style-name="T33">from different backgrounds and different places</text:span><text:span text:style-name="T22">, </text:span><text:span text:style-name="T33">yet</text:span><text:span text:style-name="T28"> by </text:span><text:span text:style-name="T22">the </text:span><text:span text:style-name="T33">work of the </text:span><text:span text:style-name="T22">Holy Spirit </text:span><text:span text:style-name="T28">we </text:span><text:span text:style-name="T33">are united</text:span><text:span text:style-name="T28"> </text:span><text:span text:style-name="T33">in our</text:span><text:span text:style-name="T28"> worship, for You are worthy of our highest praise</text:span><text:span text:style-name="T22">.</text:span></text:p>
      <text:p text:style-name="P4"><text:span text:style-name="T33">You are the Creator of all, and sovereign over all the works of Your hands. </text:span><text:span text:style-name="T17">We thank You </text:span><text:span text:style-name="T28">that </text:span><text:span text:style-name="T33">You have raised us up from our lowly condition as rebels and sinners, to become not merely Your obedient servants, but Your adopted children.</text:span></text:p>
      <text:p text:style-name="P21"><text:span text:style-name="T28">W</text:span><text:span text:style-name="T24">e </text:span><text:span text:style-name="T33">may not aspire to be earthly princes, but we join together today to lift up the Name of Jesus, the Prince of Peace.</text:span></text:p>
      <text:p text:style-name="P22">So we commit this time and this place to You, and pray that You would be blessed and honoured by all that we say and do, </text:p>
      <text:p text:style-name="P5"><text:span text:style-name="T18">I</text:span><text:span text:style-name="T15">n </text:span><text:span text:style-name="T18">Jesus Mighty</text:span><text:span text:style-name="T15"> Name we pray</text:span><text:span text:style-name="T23">, Amen.</text:span></text:p>
      <text:p text:style-name="P5">[Jesus Shall Reign]</text:p>
      <text:p text:style-name="P25">Call to Worship ( ) / Opening prayer (John A)</text:p>
      <text:p text:style-name="P9">Praise: Jesus Shall Reign</text:p>
      <text:p text:style-name="P9">Bible Reading: Psalm 46 <text:s/>(Tim A)</text:p>
      <text:p text:style-name="P9">Sunday School (Mook L)</text:p>
      <text:p text:style-name="P9">Praise: A Mighty Fortress</text:p>
      <text:p text:style-name="P9">Announcements (John A)</text:p>
      <text:p text:style-name="P9">Prayer for the church and the world  (Jan F)</text:p>
      <text:p text:style-name="P9">Bible reading: 2 Kings 19 (Callum H)</text:p>
      <text:p text:style-name="P9">Praise: A Christian’s Daily Prayer</text:p>
      <text:p text:style-name="P9">Sermon: “PRAYING IN DESPERATE TIMES” (Mook L)</text:p>
      <text:p text:style-name="P9">Praise: Your Will Be Done</text:p>
      <text:p text:style-name="P9">Benediction (ML)</text:p>
      <text:p text:style-name="P9"/>
      <text:p text:style-name="P9">Sermon Outline</text:p>
      <text:p text:style-name="P9">“PRAYING IN DESPERATE TIMES”   (2 Kings 19)</text:p>
      <text:p text:style-name="P9">Introduction</text:p>
      <text:list xml:id="list346858016" text:style-name="L2">
        <text:list-item>
          <text:p text:style-name="P26">Pray the Truth</text:p>
        </text:list-item>
        <text:list-item>
          <text:p text:style-name="P26">Ultimately powerless deceiver</text:p>
        </text:list-item>
        <text:list-item>
          <text:p text:style-name="P26">God who is near, vast, and mighty</text:p>
        </text:list-item>
      </text:list>
      <text:p text:style-name="P9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fa240"/>
    </style:style>
    <style:style style:name="MT2" style:family="text">
      <style:text-properties officeooo:rsid="003f303a"/>
    </style:style>
    <style:style style:name="MT3" style:family="text">
      <style:text-properties officeooo:rsid="004637ed"/>
    </style:style>
    <style:style style:name="MT4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16</text:span><text:span text:style-name="MT2">th</text:span> <text:span text:style-name="MT3">June</text:span> 202<text:span text:style-name="MT4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6-15T21:55:35.646733492</dc:date>
    <meta:editing-duration>PT5H41M33S</meta:editing-duration>
    <meta:editing-cycles>41</meta:editing-cycles>
    <meta:generator>LibreOffice/7.3.7.2$Linux_X86_64 LibreOffice_project/30$Build-2</meta:generator>
    <meta:print-date>2024-06-15T21:52:30.425370757</meta:print-date>
    <meta:document-statistic meta:table-count="0" meta:image-count="0" meta:object-count="0" meta:page-count="3" meta:paragraph-count="48" meta:word-count="385" meta:character-count="2130" meta:non-whitespace-character-count="1796"/>
  </office:meta>
</office:document-meta>
</file>